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e378"/>
    </style:style>
    <style:style style:name="P2" style:family="paragraph" style:parent-style-name="Standard">
      <style:text-properties officeooo:rsid="0009e378" officeooo:paragraph-rsid="0009e378"/>
    </style:style>
    <style:style style:name="P3" style:family="paragraph" style:parent-style-name="Standard">
      <style:text-properties officeooo:rsid="000a7a9f" officeooo:paragraph-rsid="000a7a9f"/>
    </style:style>
    <style:style style:name="T1" style:family="text">
      <style:text-properties fo:font-style="italic"/>
    </style:style>
    <style:style style:name="T2" style:family="text">
      <style:text-properties fo:font-style="italic" officeooo:rsid="0009e378"/>
    </style:style>
    <style:style style:name="T3" style:family="text">
      <style:text-properties fo:font-style="italic" officeooo:rsid="000b4e12"/>
    </style:style>
    <style:style style:name="T4" style:family="text">
      <style:text-properties officeooo:rsid="0009e378"/>
    </style:style>
    <style:style style:name="T5" style:family="text">
      <style:text-properties officeooo:rsid="000a7a9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/ <text:s/></text:span><text:span text:style-name="T1">How does the web works</text:span>?</text:p>
      <text:p text:style-name="P2"/>
      <text:p text:style-name="P2">A client will send <text:s/>a request .</text:p>
      <text:p text:style-name="P2"><text:span text:style-name="T5">T</text:span>he request will be arrived to the server.</text:p>
      <text:p text:style-name="P2"><text:span text:style-name="T5">T</text:span>he server will check the database and send back <text:span text:style-name="T5">answer to the client.</text:span></text:p>
      <text:p text:style-name="P1"/>
      <text:p text:style-name="P1"><text:span text:style-name="T4">2/ </text:span><text:span text:style-name="T1">What </text:span>do you need <text:span text:style-name="T1">to be a web developer?</text:span></text:p>
      <text:p text:style-name="P1"><text:span text:style-name="T1"/></text:p>
      <text:p text:style-name="P2"><text:span text:style-name="T1">To be a web developer we need to know about the 3 main part , those are the back-end, front-end and the server . For the back-end we have to know about the database types and how to manage them, the front-end is going by including some programming languages such as HTML, CSS, ..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2">3/ What’s the role of a web developer.</text:span></text:p>
      <text:p text:style-name="P1"><text:span text:style-name="T2"/></text:p>
      <text:p text:style-name="P3"><text:span text:style-name="T2">A </text:span><text:span text:style-name="T1">web developer is responsible to create an order web site with an awesome interface that the client can clearly exploited </text:span><text:span text:style-name="T3">with ensuring that confidential and private information is preserved.</text:span><text:span text:style-name="T1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6:25:07.362403932</meta:creation-date>
    <dc:date>2021-03-22T16:45:36.714108157</dc:date>
    <meta:editing-duration>PT9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36" meta:character-count="725" meta:non-whitespace-character-count="592"/>
  </office:meta>
</office:document-meta>
</file>